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Moien S.A. AML Procedure</text:span></text:h>
      <text:p text:style-name="Text_20_body"><text:span text:style-name="Strong_20_Emphasis">Effective Date:</text:span> [Insert Date]</text:p>
      <text:h text:style-name="Heading_20_3" text:outline-level="3"><text:span text:style-name="Strong_20_Emphasis">1. Introduction</text:span></text:h>
      <text:p text:style-name="Text_20_body">Moien S.A. ("Company") is committed to preventing money laundering and terrorist financing activities. This Anti-Money Laundering (AML) Procedure outlines the policies and procedures implemented to comply with Luxembourg's AML laws and regulations.</text:p>
      <text:h text:style-name="Heading_20_3" text:outline-level="3"><text:span text:style-name="Strong_20_Emphasis">2. Purpose</text:span></text:h>
      <text:p text:style-name="Text_20_body">The purpose of this AML Procedure is to:</text:p>
      <text:list text:style-name="L1">
        <text:list-item>
          <text:p text:style-name="P2">Prevent the Company from being used to launder money or finance terrorist activities.</text:p>
        </text:list-item>
        <text:list-item>
          <text:p text:style-name="P2">Ensure compliance with applicable AML laws and regulations.</text:p>
        </text:list-item>
        <text:list-item>
          <text:p text:style-name="P1">Protect the integrity and reputation of the Company.</text:p>
        </text:list-item>
      </text:list>
      <text:h text:style-name="Heading_20_3" text:outline-level="3"><text:span text:style-name="Strong_20_Emphasis">3. Scope</text:span></text:h>
      <text:p text:style-name="Text_20_body">This procedure applies to all employees, directors, officers, and agents of Moien S.A., as well as any third parties acting on behalf of the Company.</text:p>
      <text:h text:style-name="Heading_20_3" text:outline-level="3"><text:span text:style-name="Strong_20_Emphasis">4. Definitions</text:span></text:h>
      <text:list text:style-name="L2">
        <text:list-item>
          <text:p text:style-name="P4"><text:span text:style-name="Strong_20_Emphasis">Money Laundering:</text:span> The process of concealing the origins of illegally obtained money.</text:p>
        </text:list-item>
        <text:list-item>
          <text:p text:style-name="P4"><text:span text:style-name="Strong_20_Emphasis">Terrorist Financing:</text:span> Providing financial support to individuals or organizations involved in terrorist activities.</text:p>
        </text:list-item>
        <text:list-item>
          <text:p text:style-name="P4"><text:span text:style-name="Strong_20_Emphasis">Beneficial Owner:</text:span> An individual who ultimately owns or controls a customer or the person on whose behalf a transaction is being conducted.</text:p>
        </text:list-item>
        <text:list-item>
          <text:p text:style-name="P3"><text:span text:style-name="Strong_20_Emphasis">Suspicious Activity:</text:span> Any activity that may indicate money laundering or terrorist financing.</text:p>
        </text:list-item>
      </text:list>
      <text:h text:style-name="Heading_20_3" text:outline-level="3"><text:span text:style-name="Strong_20_Emphasis">5. Customer Due Diligence (CDD)</text:span></text:h>
      <text:h text:style-name="Heading_20_4" text:outline-level="4"><text:span text:style-name="Strong_20_Emphasis">5.1. Identification and Verification</text:span></text:h>
      <text:list text:style-name="L3">
        <text:list-item>
          <text:p text:style-name="P6"><text:span text:style-name="Strong_20_Emphasis">Registration Process:</text:span></text:p>
          <text:list>
            <text:list-item>
              <text:p text:style-name="P6">Collect and verify identification documents (e.g., passport, national ID) from all users (Hosts and Guests) during registration.</text:p>
            </text:list-item>
            <text:list-item>
              <text:p text:style-name="P6">Verify the authenticity of the documents through reliable sources or third-party verification services.</text:p>
            </text:list-item>
          </text:list>
        </text:list-item>
        <text:list-item>
          <text:p text:style-name="P6"><text:span text:style-name="Strong_20_Emphasis">Beneficial Ownership:</text:span></text:p>
          <text:list>
            <text:list-item>
              <text:p text:style-name="P6">Identify and verify the beneficial owners of companies listing properties on the Platform.</text:p>
            </text:list-item>
            <text:list-item>
              <text:p text:style-name="P5">Maintain up-to-date records of beneficial owners.</text:p>
            </text:list-item>
          </text:list>
        </text:list-item>
      </text:list>
      <text:h text:style-name="Heading_20_4" text:outline-level="4"><text:span text:style-name="Strong_20_Emphasis">5.2. Enhanced Due Diligence (EDD)</text:span></text:h>
      <text:list text:style-name="L4">
        <text:list-item>
          <text:p text:style-name="P8"><text:soft-page-break/>Conduct EDD for high-risk customers, including those from high-risk jurisdictions or with complex ownership structures.</text:p>
        </text:list-item>
        <text:list-item>
          <text:p text:style-name="P7">Obtain additional information and documentation as necessary.</text:p>
        </text:list-item>
      </text:list>
      <text:h text:style-name="Heading_20_3" text:outline-level="3"><text:span text:style-name="Strong_20_Emphasis">6. Transaction Monitoring</text:span></text:h>
      <text:list text:style-name="L5">
        <text:list-item>
          <text:p text:style-name="P10"><text:span text:style-name="Strong_20_Emphasis">Automated Monitoring:</text:span></text:p>
          <text:list>
            <text:list-item>
              <text:p text:style-name="P10">Implement automated systems to monitor transactions for unusual patterns, such as large sums or frequent transfers.</text:p>
            </text:list-item>
          </text:list>
        </text:list-item>
        <text:list-item>
          <text:p text:style-name="P10"><text:span text:style-name="Strong_20_Emphasis">Manual Review:</text:span></text:p>
          <text:list>
            <text:list-item>
              <text:p text:style-name="P10">Conduct manual reviews of flagged transactions to assess potential risks.</text:p>
            </text:list-item>
          </text:list>
        </text:list-item>
        <text:list-item>
          <text:p text:style-name="P10"><text:span text:style-name="Strong_20_Emphasis">Thresholds:</text:span></text:p>
          <text:list>
            <text:list-item>
              <text:p text:style-name="P9">Establish transaction thresholds that trigger additional verification steps.</text:p>
            </text:list-item>
          </text:list>
        </text:list-item>
      </text:list>
      <text:h text:style-name="Heading_20_3" text:outline-level="3"><text:span text:style-name="Strong_20_Emphasis">7. Record Keeping</text:span></text:h>
      <text:list text:style-name="L6">
        <text:list-item>
          <text:p text:style-name="P12">Maintain comprehensive records of all transactions, customer identification documents, and due diligence information for a minimum of five (5) years.</text:p>
        </text:list-item>
        <text:list-item>
          <text:p text:style-name="P11">Ensure records are securely stored and easily accessible for authorized personnel and regulatory inspections.</text:p>
        </text:list-item>
      </text:list>
      <text:h text:style-name="Heading_20_3" text:outline-level="3"><text:span text:style-name="Strong_20_Emphasis">8. Reporting Suspicious Activities</text:span></text:h>
      <text:list text:style-name="L7">
        <text:list-item>
          <text:p text:style-name="P14"><text:span text:style-name="Strong_20_Emphasis">Internal Reporting:</text:span></text:p>
          <text:list>
            <text:list-item>
              <text:p text:style-name="P14">Employees must report any suspicious activities to the designated AML Compliance Officer immediately.</text:p>
            </text:list-item>
          </text:list>
        </text:list-item>
        <text:list-item>
          <text:p text:style-name="P14"><text:span text:style-name="Strong_20_Emphasis">External Reporting:</text:span></text:p>
          <text:list>
            <text:list-item>
              <text:p text:style-name="P13">File Suspicious Activity Reports (SARs) with the relevant Luxembourg authorities as required by law.</text:p>
            </text:list-item>
          </text:list>
        </text:list-item>
      </text:list>
      <text:h text:style-name="Heading_20_3" text:outline-level="3"><text:span text:style-name="Strong_20_Emphasis">9. AML Compliance Officer</text:span></text:h>
      <text:list text:style-name="L8">
        <text:list-item>
          <text:p text:style-name="P16"><text:span text:style-name="Strong_20_Emphasis">Appointment:</text:span></text:p>
          <text:list>
            <text:list-item>
              <text:p text:style-name="P16">Appoint an AML Compliance Officer responsible for overseeing AML compliance within the Company.</text:p>
            </text:list-item>
          </text:list>
        </text:list-item>
        <text:list-item>
          <text:p text:style-name="P16"><text:span text:style-name="Strong_20_Emphasis">Responsibilities:</text:span></text:p>
          <text:list>
            <text:list-item>
              <text:p text:style-name="P16">Develop and implement AML policies and procedures.</text:p>
            </text:list-item>
            <text:list-item>
              <text:p text:style-name="P16">Conduct regular AML training for employees.</text:p>
            </text:list-item>
            <text:list-item>
              <text:p text:style-name="P15">Monitor compliance and report to senior management and regulatory authorities.</text:p>
            </text:list-item>
          </text:list>
        </text:list-item>
      </text:list>
      <text:h text:style-name="Heading_20_3" text:outline-level="3"><text:span text:style-name="Strong_20_Emphasis">10. Training and Awareness</text:span></text:h>
      <text:list text:style-name="L9">
        <text:list-item>
          <text:p text:style-name="P18">Provide regular AML training to all employees, tailored to their roles and responsibilities.</text:p>
        </text:list-item>
        <text:list-item>
          <text:p text:style-name="P17">Ensure employees are aware of the latest AML regulations and the Company's procedures for compliance.</text:p>
        </text:list-item>
      </text:list>
      <text:h text:style-name="Heading_20_3" text:outline-level="3"><text:soft-page-break/><text:span text:style-name="Strong_20_Emphasis">11. Internal Controls and Audit</text:span></text:h>
      <text:list text:style-name="L10">
        <text:list-item>
          <text:p text:style-name="P20">Implement internal controls to ensure adherence to AML policies.</text:p>
        </text:list-item>
        <text:list-item>
          <text:p text:style-name="P19">Conduct periodic internal audits to assess the effectiveness of AML procedures and identify areas for improvement.</text:p>
        </text:list-item>
      </text:list>
      <text:h text:style-name="Heading_20_3" text:outline-level="3"><text:span text:style-name="Strong_20_Emphasis">12. Penalties for Non-Compliance</text:span></text:h>
      <text:list text:style-name="L11">
        <text:list-item>
          <text:p text:style-name="P21">Non-compliance with AML laws and Company policies may result in disciplinary actions, including termination of employment and legal consequences.</text:p>
        </text:list-item>
      </text:list>
      <text:h text:style-name="Heading_20_3" text:outline-level="3"><text:span text:style-name="Strong_20_Emphasis">13. Review and Updates</text:span></text:h>
      <text:list text:style-name="L12">
        <text:list-item>
          <text:p text:style-name="P23">This AML Procedure will be reviewed annually or as needed to reflect changes in laws, regulations, or business operations.</text:p>
        </text:list-item>
        <text:list-item>
          <text:p text:style-name="P22">Updates will be communicated to all relevant parties promptly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09:42:33.753000000</meta:creation-date>
    <dc:date>2024-09-27T12:03:39.745000000</dc:date>
    <meta:editing-duration>PT1M56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3" meta:paragraph-count="60" meta:word-count="571" meta:character-count="3907" meta:non-whitespace-character-count="3436"/>
  </office:meta>
</office:document-meta>
</file>